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table:number-columns-repeated="1011"/>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office:value-type="string">
            <text:p><text:a xlink:href="https://cran.r-project.org/package=ocs4R">https://cran.r-project.org/package=ocs4R</text:a></text:p>
          </table:table-cell>
          <table:table-cell table:style-name="Default" table:number-columns-repeated="1011"/>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number-columns-repeated="1012"/>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number-columns-repeated="1012"/>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2">12/03/2020</text:date>, <text:time>21:07:4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20-03-12T21:07:41.17</dc:date>
    <meta:editing-cycles>47</meta:editing-cycles>
    <meta:editing-duration>PT1H42M55S</meta:editing-duration>
    <meta:document-statistic meta:table-count="1" meta:cell-count="119" meta:object-count="0"/>
  </office:meta>
</office:document-meta>
</file>